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e918e"/>
    </style:style>
    <style:style style:name="P4" style:family="paragraph" style:parent-style-name="Standard">
      <style:paragraph-properties fo:text-align="start" style:justify-single-word="false"/>
      <style:text-properties officeooo:paragraph-rsid="000eebef"/>
    </style:style>
    <style:style style:name="P5" style:family="paragraph" style:parent-style-name="Standard">
      <style:paragraph-properties fo:text-align="start" style:justify-single-word="false"/>
      <style:text-properties officeooo:paragraph-rsid="00100a43"/>
    </style:style>
    <style:style style:name="P6" style:family="paragraph" style:parent-style-name="Standard">
      <style:paragraph-properties fo:text-align="start" style:justify-single-word="false"/>
      <style:text-properties officeooo:paragraph-rsid="00072a8c"/>
    </style:style>
    <style:style style:name="P7" style:family="paragraph" style:parent-style-name="Standard">
      <style:paragraph-properties fo:text-align="start" style:justify-single-word="false"/>
      <style:text-properties officeooo:paragraph-rsid="00107484"/>
    </style:style>
    <style:style style:name="P8" style:family="paragraph" style:parent-style-name="Standard">
      <style:paragraph-properties fo:text-align="start" style:justify-single-word="false"/>
      <style:text-properties officeooo:paragraph-rsid="00083710"/>
    </style:style>
    <style:style style:name="T1" style:family="text">
      <style:text-properties officeooo:rsid="000b5ba7"/>
    </style:style>
    <style:style style:name="T2" style:family="text">
      <style:text-properties officeooo:rsid="0006b18f"/>
    </style:style>
    <style:style style:name="T3" style:family="text">
      <style:text-properties officeooo:rsid="000b9f35"/>
    </style:style>
    <style:style style:name="T4" style:family="text">
      <style:text-properties officeooo:rsid="000c7996"/>
    </style:style>
    <style:style style:name="T5" style:family="text">
      <style:text-properties officeooo:rsid="000d5a3e"/>
    </style:style>
    <style:style style:name="T6" style:family="text">
      <style:text-properties officeooo:rsid="000e918e"/>
    </style:style>
    <style:style style:name="T7" style:family="text">
      <style:text-properties officeooo:rsid="000eebef"/>
    </style:style>
    <style:style style:name="T8" style:family="text">
      <style:text-properties officeooo:rsid="00100a43"/>
    </style:style>
    <style:style style:name="T9" style:family="text">
      <style:text-properties officeooo:rsid="00107484"/>
    </style:style>
    <style:style style:name="T10" style:family="text">
      <style:text-properties officeooo:rsid="001169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表现层和应用逻辑层接口</text:p>
      <text:p text:style-name="P2">一、表现层接口（用户交互）</text:p>
      <text:p text:style-name="P2"><text:span text:style-name="T1">1. </text:span><text:span text:style-name="T2">TerminalUI：终端</text:span>交互界面的显示类，同时对显示界面所有菜单展示和用户输入等进行抽象</text:p>
      <text:p text:style-name="P2">成员：</text:p>
      <text:p text:style-name="P2"><text:tab/>void showMainMenu()：展示选课系统住菜单，其中接口子菜单</text:p>
      <text:p text:style-name="P2"><text:s text:c="4"/><text:tab/>void showStudentMenu(const string&amp; studentId)：学生菜单，实现学生选课、查成绩等功能</text:p>
      <text:p text:style-name="P2"><text:s text:c="4"/><text:tab/>void showTeacherMenu(const string&amp; teacherId)：教师菜单，是实现录入成绩，查教学任务等功<text:tab/>能</text:p>
      <text:p text:style-name="P2"><text:s text:c="4"/><text:tab/>void showSecretaryMenu()：教师秘书菜单，实现创建任务和课程等功能</text:p>
      <text:p text:style-name="P2"><text:s text:c="3"/><text:tab/>void displayMessage(const string&amp; message)：检查正常提示</text:p>
      <text:p text:style-name="P2"><text:s text:c="4"/><text:tab/>void displayError(const string&amp; error)：错误提示</text:p>
      <text:p text:style-name="P2"><text:s text:c="4"/><text:tab/>string getUserInput(const string&amp; prompt)：接口inputhelper,获取用户非空输出</text:p>
      <text:p text:style-name="P2"><text:s text:c="4"/><text:tab/>int getMenuSelection(int min, int max)：同样接口inputhelper,获取菜单数字选择</text:p>
      <text:p text:style-name="P2"><text:span text:style-name="T3">2. <text:s/></text:span>InputHelper：抽象一般通用的输入逻辑</text:p>
      <text:p text:style-name="P2"><text:tab/>int getMenuChoice()：获取菜单数字选项</text:p>
      <text:p text:style-name="P2"><text:s text:c="4"/><text:tab/>string getNoEmptyInput(const string&amp; prompt)：获取非空字符串输入</text:p>
      <text:p text:style-name="P2"><text:s text:c="4"/><text:tab/>float getFloatInput(const string&amp; prompt)：获取浮点数输入，比如成绩</text:p>
      <text:p text:style-name="P2"><text:s text:c="3"/><text:tab/>bool getYesNoInput(const string&amp; prompt)：获取yes/no bool判断</text:p>
      <text:p text:style-name="P2"><text:span text:style-name="T4">3. </text:span>TableFormatter：抽象泛化数据表格化展示逻辑</text:p>
      <text:p text:style-name="P2"><text:s/><text:tab/>void formatCourseTable(const vector&lt;class Course*&gt;&amp; courses)：格式化展示课程表</text:p>
      <text:p text:style-name="P2"><text:s text:c="4"/><text:tab/>void formatTaskTable(const vector&lt;class TeachingTask*&gt;&amp; tasks)：格式化展示教师教学任务表</text:p>
      <text:p text:style-name="P2"><text:s text:c="4"/><text:tab/>void formatGradeTable(const vector&lt;class GradeRecord*&gt;&amp; grades)：格式化展示学生成绩表</text:p>
      <text:p text:style-name="P2"><text:s text:c="4"/><text:tab/>void formatStudentTable(const vector&lt;class StudentRole*&gt;&amp; students)：格式化展示学生成员表</text:p>
      <text:p text:style-name="P2"><text:s text:c="4"/><text:tab/>void formatTeacherTable(const vector&lt;class TeacherRole*&gt;&amp; teachers)：格式化展示教师表</text:p>
      <text:p text:style-name="P2">二、应用逻辑层接口（业务逻辑）</text:p>
      <text:p text:style-name="P2"><text:span text:style-name="T5">1. </text:span>TaskCreationRequest：创建授课任务，应用到秘书控制器，相似于领域层具体事物类，但可能多余，后面可以注释掉</text:p>
      <text:p text:style-name="P2"><text:tab/>TaskCreationRequest(const string&amp; cid, const string&amp; tid, const string&amp; cls, const string&amp; sch, <text:tab/>int cap)：初始化类私有成员</text:p>
      <text:p text:style-name="P2"><text:s text:c="4"/><text:tab/>string getCourseId() const：获取课程ID</text:p>
      <text:p text:style-name="P2"><text:s text:c="4"/><text:tab/>string getTeacherId() const：获取教师ID</text:p>
      <text:p text:style-name="P2"><text:s text:c="4"/><text:tab/>string getClassroom() const：获取教室信息</text:p>
      <text:p text:style-name="P2"><text:s text:c="4"/><text:tab/>string getSchedule() const：获取教学安排</text:p>
      <text:p text:style-name="P2"><text:s text:c="4"/><text:tab/>int getMaxCapacity() const：获取最大选课人数容量</text:p>
      <text:p text:style-name="P2"><text:span text:style-name="T6">2. </text:span>GradeSubmission：成绩录入，应用到教师 / 成绩控制器，同样可能多余，得看领域层实现</text:p>
      <text:p text:style-name="P3"><text:s/><text:tab/>GradeSubmission(const string&amp; tid, const string&amp; sid, const string&amp; tskid, float s, const <text:tab/>string&amp; com = "")：初始化类私有成员</text:p>
      <text:p text:style-name="P2"><text:s text:c="3"/><text:tab/>string getTeacherId() const：获取教师ID</text:p>
      <text:p text:style-name="P2"><text:s text:c="4"/><text:tab/>string getStudentId() const：获取学生ID</text:p>
      <text:p text:style-name="P2"><text:s text:c="4"/><text:tab/>string getTaskId() const：获取教学任务</text:p>
      <text:p text:style-name="P2"><text:s text:c="4"/><text:tab/>float getScore() const：获取成绩分数</text:p>
      <text:p text:style-name="P2"><text:s text:c="4"/><text:tab/>string getComment() const：获取成绩的评语信息</text:p>
      <text:p text:style-name="P2">控制器：</text:p>
      <text:p text:style-name="P2"><text:span text:style-name="T6">1. </text:span>MainController：主控制器，分发用户指令，采用智能指针unique<text:span text:style-name="T7">_</text:span>ptr分配存储</text:p>
      <text:p text:style-name="P2"><text:tab/>MainController()：初始化子控制器</text:p>
      <text:p text:style-name="P2"><text:s text:c="4"/><text:tab/>StudentController* getStudentController()：分发学生指令到学生控制器</text:p>
      <text:p text:style-name="P4"><text:s text:c="4"/><text:tab/>TeacherController* getTeacherController()：分发教师指令到教师控制器</text:p>
      <text:p text:style-name="P4"><text:s text:c="4"/><text:tab/>SecretaryController* getSecretaryController()：分发教师秘书指令到教师秘书控制器</text:p>
      <text:p text:style-name="P4"><text:s text:c="4"/><text:tab/>CourseController* getCourseController()：分发课程指令到课程控制器</text:p>
      <text:p text:style-name="P4"><text:s text:c="3"/><text:tab/>GradeController* getGradeController()：分发成绩指令到成绩控制器</text:p>
      <text:p text:style-name="P2"><text:s text:c="3"/><text:tab/>void initialize()：初始化，用make<text:span text:style-name="T7">_unique配合unique_ptr初始化五个子控制其</text:span></text:p>
      <text:p text:style-name="P2"><text:tab/>器</text:p>
      <text:p text:style-name="P2"><text:span text:style-name="T7">2. </text:span>StudentController：学生角色所有业务逻辑</text:p>
      <text:p text:style-name="P2"><text:soft-page-break/><text:tab/>StudentController(StudentBroker* sBroker, CourseBroker* cBroker, TeachingTaskBroker* <text:tab/>tBroker)：初始化控制器私有成员</text:p>
      <text:p text:style-name="P2"><text:s text:c="4"/><text:tab/>Student* getStudentProfile(const string&amp; studentId)：获取学生个人信息</text:p>
      <text:p text:style-name="P5"><text:s text:c="4"/><text:tab/>vector&lt;Course*&gt; getAllEnrolledCourses(const string&amp; studentId)：获取学生所有的已选课程课<text:tab/>表</text:p>
      <text:p text:style-name="P2"><text:s text:c="4"/><text:tab/>bool enrollStudent(const string&amp; studentId, const string&amp; taskId)：执行选课操作</text:p>
      <text:p text:style-name="P2"><text:s text:c="4"/><text:tab/>bool dropStudent(const string&amp; studentId, const string&amp; taskId)：执行退课操作</text:p>
      <text:p text:style-name="P2"><text:s text:c="4"/><text:tab/>float calculateGPA(const string&amp; studentId)：计算学生的GPA分数</text:p>
      <text:p text:style-name="P6"><text:span text:style-name="T8">2. </text:span>TeacherController：教师角色所有业务逻辑</text:p>
      <text:p text:style-name="P5"><text:s/><text:tab/>TeacherController(TeacherBroker* tBroker, CourseBroker* cBroker, TeachingTaskBroker* <text:tab/>taskBroker)：初始化控制器私有成员</text:p>
      <text:p text:style-name="P6"><text:s text:c="4"/><text:tab/>Teacher* getTeacherProfile(const string&amp; teacherId)：获取教师个人信息</text:p>
      <text:p text:style-name="P6"><text:s text:c="4"/><text:tab/>vector&lt;TeachingTask*&gt; getTeachingAssignments(const string&amp; teacherId)：获取教师教学安排</text:p>
      <text:p text:style-name="P6"><text:s text:c="4"/><text:tab/>bool submitStudentGrade(const string&amp; teacherId, const string&amp; studentId, float grade)：录入<text:tab/>学生成绩</text:p>
      <text:p text:style-name="P6"><text:s text:c="4"/><text:tab/>bool assignToCourseTask(const string&amp; teacherId, const string&amp; taskId)：安排教师教学任务</text:p>
      <text:p text:style-name="P6"><text:span text:style-name="T8">3. </text:span>SecretaryController：教务秘书后台管理逻辑</text:p>
      <text:p text:style-name="P5"><text:tab/>SecretaryController(CourseBroker* cBroker, TeacherBroker* tBroker, TeachingTaskBroker* <text:tab/>taskBroker, DataBroker* db)：初始化控制器私有成员</text:p>
      <text:p text:style-name="P6"><text:s text:c="4"/><text:tab/>bool createCourse(Course* course)：创建新课程</text:p>
      <text:p text:style-name="P6"><text:s text:c="4"/><text:tab/>bool createTeachingTask(TeachingTask* task)：创建教学任务</text:p>
      <text:p text:style-name="P6"><text:s text:c="4"/><text:tab/>bool toggleCourseActive(const string&amp; courseId, bool active) ：</text:p>
      <text:p text:style-name="P6"><text:s text:c="4"/><text:tab/>vector&lt;Course*&gt; getAllCourses()：获取所有课程列表</text:p>
      <text:p text:style-name="P6"><text:s text:c="4"/><text:tab/>bool assignTeacherToTask(const string&amp; taskId, const string&amp; teacherId)：切换课程状态</text:p>
      <text:p text:style-name="P6"><text:span text:style-name="T9">4. </text:span>CourseController：课程 / 任务通用查询逻辑</text:p>
      <text:p text:style-name="P7"><text:tab/>CourseController(CourseBroker* cBroker, TeachingTaskBroker* tBroker, StudentBroker* <text:tab/>sBroker)：初始化控制器私有成员</text:p>
      <text:p text:style-name="P6"><text:s text:c="4"/><text:tab/>Course* getCourseDetails(const string&amp; courseId)：获取课程信息</text:p>
      <text:p text:style-name="P6"><text:s text:c="4"/><text:tab/>vector&lt;TeachingTask*&gt; getCourseTasks(const string&amp; courseId)：获取课程的教学任务</text:p>
      <text:p text:style-name="P6"><text:s text:c="4"/><text:tab/>vector&lt;Student*&gt; getTaskStudents(const string&amp; taskId)：获取教学任务下的学生表</text:p>
      <text:p text:style-name="P6"><text:s text:c="4"/><text:tab/>bool isCourseActive(const string&amp; courseId)：判断课程是否激活</text:p>
      <text:p text:style-name="P6"><text:span text:style-name="T9">5. </text:span>GradeController：成绩通用管理逻辑</text:p>
      <text:p text:style-name="P7"><text:s/><text:tab/>GradeController(TeacherBroker* tBroker, StudentBroker* sBroker, TeachingTaskBroker* <text:tab/>tskBroker)：初始化控制器私有成员</text:p>
      <text:p text:style-name="P6"><text:s text:c="4"/><text:tab/>bool submitFinalGrade(const GradeSubmission&amp; submission)：提交最终成绩</text:p>
      <text:p text:style-name="P6"><text:s text:c="4"/><text:tab/>float getStudentGPA(const string&amp; studentId)：获取学生的GPA得分</text:p>
      <text:p text:style-name="P6"><text:s text:c="4"/><text:tab/>GradeRecord* getStudentTaskGrade(const string&amp; studentId, const string&amp; taskId)：获取学生<text:tab/>在任务中成绩</text:p>
      <text:p text:style-name="P6"><text:s text:c="4"/><text:tab/>vector&lt;GradeRecord*&gt; getStudentAllGrades(const string&amp; studentId)：获取学生的所有成绩</text:p>
      <text:p text:style-name="P6"><text:s text:c="4"/><text:tab/>std::map&lt;string, float&gt; calculateTaskGradeStats(const string&amp; taskId)：计算任务的成绩数据</text:p>
      <text:p text:style-name="P6">三、交互</text:p>
      <text:p text:style-name="P8"><text:span text:style-name="T10">1. </text:span>表现层与应用逻辑层：表现层中编写通用输入接口和相关格式化输出接口，还要实现最终的终端用户界面，各种菜单等，但是表现层仅仅负责交互展示，不参与业务逻辑，而用户界面有各种选项菜单，就需要控制器，调用主控制器接口，分发命令到子控制器，从而实现各个子菜单功能，表现层依赖应用逻辑层的接口</text:p>
      <text:p text:style-name="P8"><text:span text:style-name="T10">2. </text:span>应用逻辑层与领域层：领域层实现实体类对象业务基础工作，抽象业务实体与基础行为，应用层中控制器的子控制器调用领域类的方法修改业务状态</text:p>
      <text:p text:style-name="P8"><text:span text:style-name="T10">3. </text:span>数据管理层与应用逻辑层：数据管理层对外提供抽象的数据操作接口，应用层的子控制器通过构造函数注入的 Broker 指针，调用其数据操作接口，不直接操作数据库</text:p>
      <text:p text:style-name="P8"><text:tab/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12:00:01.545568642</meta:creation-date>
    <dc:date>2026-01-10T15:45:56.459898392</dc:date>
    <meta:editing-duration>PT24M40S</meta:editing-duration>
    <meta:editing-cycles>4</meta:editing-cycles>
    <meta:generator>LibreOffice/25.8.1.1$Linux_X86_64 LibreOffice_project/580$Build-1</meta:generator>
    <meta:document-statistic meta:table-count="0" meta:image-count="0" meta:object-count="0" meta:page-count="2" meta:paragraph-count="86" meta:word-count="1493" meta:character-count="5025" meta:non-whitespace-character-count="4494"/>
  </office:meta>
</office:document-meta>
</file>